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(Title)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Format:</text:p>
            <text:p text:style-name="P1"><text:span text:style-name="T1"/></text:p>
            <text:p text:style-name="P1"><text:span text:style-name="T1"><text:s/></text:span><text:span text:style-name="T1">Application Domain or Setting for Use (1 slide)</text:span></text:p>
            <text:p text:style-name="P1"><text:span text:style-name="T1"><text:s text:c="8"/></text:span><text:span text:style-name="T1">User Tasks and How Vis will help (1 slide)</text:span></text:p>
            <text:p text:style-name="P1"><text:span text:style-name="T1"><text:s text:c="8"/></text:span><text:span text:style-name="T1">InfoVis Elements, e.g. Formalisms, Focus+Context, etc.) (1 slide)</text:span></text:p>
            <text:p text:style-name="P1"><text:span text:style-name="T1"><text:s text:c="8"/></text:span><text:span text:style-name="T1">Design Sketches (? slides)</text:span></text:p>
            <text:p text:style-name="P1"><text:span text:style-name="T1"><text:s text:c="8"/></text:span><text:span text:style-name="T1">Technology (Systems, Languages, Libraries) (1 slide)</text:span></text:p>
            <text:p text:style-name="P1"><text:span text:style-name="T1"><text:s text:c="8"/></text:span><text:span text:style-name="T1">Status, Prototypes, Whatever is Working (? slides)</text:span></text:p>
            <text:p text:style-name="P1"><text:span text:style-name="T1"><text:s text:c="8"/></text:span><text:span text:style-name="T1">Discussion (1 slide)</text:span></text:p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pplication Domain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User Task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(user tasks and how vis will help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foVis Elemen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(formalisms, focus+context, etc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5:37</dc:date>
          <text:p>Formalisms, focus+context, etc.</text:p>
        </officeooo:annotation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sign Sketches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5:06</dc:date>
          <text:p>? slides</text:p>
        </officeooo:annotation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4:51</dc:date>
          <text:p>Systems, languages, libraries</text:p>
        </officeooo:annotation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emo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4:35</dc:date>
          <text:p>Status, prototype, whatever is working</text:p>
          <text:p>? slides</text:p>
        </officeooo:annotation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4:20</dc:date>
          <text:p>1 slide</text:p>
        </officeooo:annotation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26T09:49:44.41</meta:creation-date>
    <meta:editing-duration>PT16M29S</meta:editing-duration>
    <meta:editing-cycles>11</meta:editing-cycles>
    <dc:date>2018-11-26T10:05:45.62</dc:date>
    <meta:generator>OpenOffice/4.1.5$Win32 OpenOffice.org_project/415m1$Build-9789</meta:generator>
    <meta:document-statistic meta:object-count="57"/>
  </office:meta>
</office:document-meta>
</file>